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45d10" officeooo:paragraph-rsid="00145d10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45d10" officeooo:paragraph-rsid="00145d10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45d10" officeooo:paragraph-rsid="00145d10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56ff4" officeooo:paragraph-rsid="00156ff4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82a98" officeooo:paragraph-rsid="00182a98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2a2806" officeooo:paragraph-rsid="002a2806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312aaa" officeooo:paragraph-rsid="00312aaa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330c23" officeooo:paragraph-rsid="00330c23" style:font-weight-asian="normal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weight="normal" officeooo:rsid="002a2806" officeooo:paragraph-rsid="002a2806" style:font-weight-asian="normal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fo:font-weight="normal" officeooo:rsid="002a2806" officeooo:paragraph-rsid="002a2806" style:font-weight-asian="normal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weight="normal" officeooo:rsid="00182a98" officeooo:paragraph-rsid="001ee6c4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330c23" officeooo:paragraph-rsid="0034d009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312aaa" officeooo:paragraph-rsid="0034d009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34d009" officeooo:paragraph-rsid="0034d009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3570f4" officeooo:paragraph-rsid="003570f4" style:font-weight-asian="normal" style:font-weight-complex="normal"/>
    </style:style>
    <style:style style:name="P16" style:family="paragraph" style:parent-style-name="Standard">
      <style:paragraph-properties fo:text-align="end" style:justify-single-word="false"/>
      <style:text-properties fo:font-weight="normal" officeooo:rsid="003570f4" officeooo:paragraph-rsid="003570f4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officeooo:paragraph-rsid="00312aaa"/>
    </style:style>
    <style:style style:name="P18" style:family="paragraph" style:parent-style-name="Standard">
      <style:paragraph-properties fo:text-align="start" style:justify-single-word="false"/>
      <style:text-properties fo:font-weight="bold" officeooo:rsid="00312aaa" officeooo:paragraph-rsid="00312aaa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weight="bold" officeooo:rsid="0034d009" officeooo:paragraph-rsid="00312aaa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tyle="italic" fo:font-weight="bold" officeooo:rsid="00312aaa" officeooo:paragraph-rsid="00312aaa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tyle="italic" fo:font-weight="bold" officeooo:rsid="00312aaa" officeooo:paragraph-rsid="0034d009" style:font-style-asian="italic" style:font-weight-asian="bold" style:font-style-complex="italic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tyle="italic" fo:font-weight="bold" officeooo:rsid="0034d009" officeooo:paragraph-rsid="0034d009" style:font-style-asian="italic" style:font-weight-asian="bold" style:font-style-complex="italic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tyle="normal" fo:font-weight="normal" officeooo:rsid="0034d009" officeooo:paragraph-rsid="0034d009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a2806"/>
    </style:style>
    <style:style style:name="T3" style:family="text">
      <style:text-properties officeooo:rsid="00182a98"/>
    </style:style>
    <style:style style:name="T4" style:family="text">
      <style:text-properties officeooo:rsid="0031ba27"/>
    </style:style>
    <style:style style:name="T5" style:family="text">
      <style:text-properties officeooo:rsid="0034d009"/>
    </style:style>
    <style:style style:name="T6" style:family="text">
      <style:text-properties fo:font-weight="normal" officeooo:rsid="00312aaa" style:font-weight-asian="normal" style:font-weight-complex="normal"/>
    </style:style>
    <style:style style:name="T7" style:family="text">
      <style:text-properties fo:font-weight="normal" officeooo:rsid="0034d009" style:font-weight-asian="normal" style:font-weight-complex="normal"/>
    </style:style>
    <style:style style:name="T8" style:family="text">
      <style:text-properties fo:font-weight="normal" officeooo:rsid="003570f4" style:font-weight-asian="normal" style:font-weight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34d009" style:font-style-asian="italic" style:font-style-complex="italic"/>
    </style:style>
    <style:style style:name="T11" style:family="text">
      <style:text-properties fo:font-style="italic" officeooo:rsid="003570f4" style:font-style-asian="italic" style:font-style-complex="italic"/>
    </style:style>
    <style:style style:name="T12" style:family="text">
      <style:text-properties fo:font-style="italic" officeooo:rsid="0031ba27" style:font-style-asian="italic" style:font-style-complex="italic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034d009" style:font-style-asian="italic" style:font-weight-asian="bold" style:font-style-complex="italic" style:font-weight-complex="bold"/>
    </style:style>
    <style:style style:name="T15" style:family="text">
      <style:text-properties fo:font-style="italic" fo:font-weight="normal" officeooo:rsid="003570f4" style:font-style-asian="italic" style:font-weight-asian="normal" style:font-style-complex="italic" style:font-weight-complex="normal"/>
    </style:style>
    <style:style style:name="T16" style:family="text">
      <style:text-properties officeooo:rsid="003570f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Git</text:span> Assignment</text:p>
      <text:p text:style-name="P1"/>
      <text:p text:style-name="P2">Aim:</text:p>
      <text:p text:style-name="P6">How to Pull code/content from a Remote Git repository in any branch without Merge commit?</text:p>
      <text:p text:style-name="P3"/>
      <text:p text:style-name="P4"><text:span text:style-name="T1">Requirements</text:span>:</text:p>
      <text:list xml:id="list3829255156735805573" text:style-name="L1">
        <text:list-header>
          <text:p text:style-name="P9">Should be done on a remote Git repository.</text:p>
          <text:p text:style-name="P11"/>
        </text:list-header>
      </text:list>
      <text:p text:style-name="P5"><text:span text:style-name="T1">Detailed Requirements</text:span>:</text:p>
      <text:list xml:id="list1178702599689370814" text:style-name="L2">
        <text:list-header>
          <text:p text:style-name="P10"><text:span text:style-name="T3">When many people are working on a project simultaneously, </text:span>code/content is pushed on to a remote git repository by all of them. In case a conflict arise or any collaborator tries to pull the code from the remote git repository after making his/her own changes in the code/content, an extra merge commit gets generated by git. However, we can avoid that extra merge commit from getting generated. </text:p>
          <text:p text:style-name="P10"/>
          <text:p text:style-name="P10">So, the task here is to document the steps as to how to achieve it ? You have to document the whole process of achieving the above mentioned aim in a text file and add it to your github account for submission.</text:p>
        </text:list-header>
      </text:list>
      <text:p text:style-name="P18">Answer:</text:p>
      <text:p text:style-name="P19"/>
      <text:p text:style-name="P14">First we made the directory by : </text:p>
      <text:p text:style-name="P20">mkdir <text:span text:style-name="T5">jan12</text:span></text:p>
      <text:p text:style-name="P23">Then :</text:p>
      <text:p text:style-name="P20">cd <text:span text:style-name="T5">jan12</text:span></text:p>
      <text:p text:style-name="P20">git init </text:p>
      <text:p text:style-name="P21">git clone <text:span text:style-name="T5">https://github.com/pankhurie/kip-2017-pankhurie.git</text:span></text:p>
      <text:p text:style-name="P14">Then <text:span text:style-name="T9">pankhurie</text:span> made changes in <text:s/>samp.txt</text:p>
      <text:p text:style-name="P14">then we did add and commit</text:p>
      <text:p text:style-name="P22">git add .</text:p>
      <text:p text:style-name="P22">git commit -<text:span text:style-name="T16">m ‘changes by pankhurie’</text:span></text:p>
      <text:p text:style-name="P13"/>
      <text:p text:style-name="P17"><text:span text:style-name="T6">Now </text:span><text:span text:style-name="T15">pankhurie</text:span><text:span text:style-name="T6"> ma</text:span><text:span text:style-name="T8">d</text:span><text:span text:style-name="T6">e changes to </text:span><text:span text:style-name="T8">the</text:span><text:span text:style-name="T6"> file of repository </text:span><text:span text:style-name="T7">kip-2017-pankhurie</text:span></text:p>
      <text:p text:style-name="P7">and simultaneously <text:span text:style-name="T10">anmol</text:span> also ma<text:span text:style-name="T16">d</text:span>e changes and committed <text:span text:style-name="T5">and pushed to the repository</text:span>.</text:p>
      <text:p text:style-name="P7">And if <text:span text:style-name="T11">pankhurie</text:span> push<text:span text:style-name="T16">ed her </text:span>changes to remote repository <text:span text:style-name="T4">it gave conflict as well as merge error because </text:span><text:span text:style-name="T12">anmol</text:span><text:span text:style-name="T4"> had already committed some changes which are not reflected in her local repository.</text:span></text:p>
      <text:p text:style-name="P12"/>
      <text:p text:style-name="P12">So first we can commit our changes and in<text:span text:style-name="T16">s</text:span>tead of git pull we will fire</text:p>
      <text:p text:style-name="P12"><text:s/><text:span text:style-name="T13">git pull --rebase </text:span><text:span text:style-name="T14">origin</text:span><text:span text:style-name="T13"> <text:s/>master</text:span></text:p>
      <text:p text:style-name="P12">Basically the rebase take<text:span text:style-name="T16">s</text:span> out commits that we committed on the current branch HEAD as a patch <text:span text:style-name="T5">and overwrite our changes</text:span>.</text:p>
      <text:p text:style-name="P12">Then we can easily pus<text:span text:style-name="T5">h</text:span> the progress but some times we have to use </text:p>
      <text:p text:style-name="P12"><text:span text:style-name="T13">git push -f</text:span> </text:p>
      <text:p text:style-name="P12">to forcefully push to the <text:s/>remote repository.</text:p>
      <text:p text:style-name="P8"/>
      <text:p text:style-name="P15">This may give conflict but will not add an extra merge commit entry in the log</text:p>
      <text:p text:style-name="P15"/>
      <text:p text:style-name="P16">-By Pankhurie Gupta &amp; Anmol Sarn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9T00:34:40.466139478</meta:creation-date>
    <dc:date>2017-01-12T18:21:37.349229123</dc:date>
    <meta:editing-duration>PT2H20M38S</meta:editing-duration>
    <meta:editing-cycles>27</meta:editing-cycles>
    <meta:generator>LibreOffice/5.1.2.2$Linux_X86_64 LibreOffice_project/10m0$Build-2</meta:generator>
    <meta:document-statistic meta:table-count="0" meta:image-count="0" meta:object-count="0" meta:page-count="1" meta:paragraph-count="31" meta:word-count="323" meta:character-count="1847" meta:non-whitespace-character-count="1548"/>
  </office:meta>
</office:document-meta>
</file>